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12B000000255FC2180DCC6EA41B.png" manifest:media-type="image/png"/>
  <manifest:file-entry manifest:full-path="Pictures/10000201000000C900000050327B7B98D79BE35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paragraph-rsid="03973d6a"/>
    </style:style>
    <style:style style:name="P10" style:family="paragraph" style:parent-style-name="Text_20_body">
      <style:text-properties officeooo:rsid="03bf1242" officeooo:paragraph-rsid="03bf1242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Heading_20_4">
      <style:text-properties officeooo:rsid="03529f02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da4dc"/>
    </style:style>
    <style:style style:name="P1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0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445f1" style:font-size-asian="10pt" style:font-size-complex="10pt"/>
    </style:style>
    <style:style style:name="T5" style:family="text">
      <style:text-properties fo:font-size="10pt" officeooo:rsid="03bda4dc" style:font-size-asian="10pt" style:font-size-complex="10pt"/>
    </style:style>
    <style:style style:name="T6" style:family="text">
      <style:text-properties fo:font-size="10pt" officeooo:rsid="03bf1242" style:font-size-asian="10pt" style:font-size-complex="10pt"/>
    </style:style>
    <style:style style:name="T7" style:family="text">
      <style:text-properties fo:font-size="10pt" officeooo:rsid="03c44944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pt" fo:font-weight="bold" officeooo:rsid="03bf1242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b5e64"/>
    </style:style>
    <style:style style:name="T17" style:family="text">
      <style:text-properties officeooo:rsid="03bda4dc"/>
    </style:style>
    <style:style style:name="T18" style:family="text">
      <style:text-properties officeooo:rsid="03bf1242"/>
    </style:style>
    <style:style style:name="T19" style:family="text">
      <style:text-properties officeooo:rsid="03c4494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6">2</text:span>.1.1<text:span text:style-name="T19">7</text:span> Editors - Geometry Nodes Editor - Header - Add Menu - <text:span text:style-name="T12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Output<text:tab/>1</text:a></text:p>
          <text:p text:style-name="P12"><text:a xlink:type="simple" xlink:href="#__RefHeading___Toc249_4217013264" text:style-name="Index_20_Link" text:visited-style-name="Index_20_Link">Viewer<text:tab/>2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99714725200">
          <table:table-cell table:style-name="Tabelle4.A1" office:value-type="string">
            <text:h text:style-name="P1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Output<text:tab/>1</text:a></text:p>
          <text:p text:style-name="P12"><text:a xlink:type="simple" xlink:href="#__RefHeading___Toc249_4217013264" text:style-name="Index_20_Link" text:visited-style-name="Index_20_Link">Viewer<text:tab/>1</text:a></text:p>
          <text:p text:style-name="P13"><text:a xlink:type="simple" xlink:href="#__RefHeading___Toc273_4217013264" text:style-name="Index_20_Link" text:visited-style-name="Index_20_Link">Inputs<text:tab/>1</text:a></text:p>
          <text:p text:style-name="P14"><text:a xlink:type="simple" xlink:href="#__RefHeading___Toc275_4217013264" text:style-name="Index_20_Link" text:visited-style-name="Index_20_Link">Geometry<text:tab/>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99714718400">
          <table:table-cell table:style-name="Tabelle3.A1" office:value-type="string">
            <text:h text:style-name="P19" text:outline-level="1"><text:bookmark-start text:name="__RefHeading___Toc1324_2343488134"/><text:span text:style-name="T9">A</text:span><text:span text:style-name="T10">dd</text:span><text:span text:style-name="T8"> menu - </text:span><text:span text:style-name="T11">Out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61cm" svg:height="0.621cm" draw:z-index="0"><draw:image xlink:href="Pictures/100002010000012B000000255FC2180DCC6EA41B.png" xlink:type="simple" xlink:show="embed" xlink:actuate="onLoad" draw:mime-type="image/png"/></draw:frame></text:p>
      <text:p text:style-name="P9"><text:span text:style-name="T15">Here you find </text:span><text:span text:style-name="T14">nodes</text:span><text:span text:style-name="T18"> that outputs data</text:span><text:span text:style-name="T14">.</text:span></text:p>
      <text:p text:style-name="P8"/>
      <text:p text:style-name="Horizontal_20_Line"/>
      <text:h text:style-name="P20" text:outline-level="2"><draw:frame draw:style-name="fr1" draw:name="Bild3" text:anchor-type="paragraph" svg:y="0.406cm" svg:width="3.401cm" svg:height="1.349cm" draw:z-index="1"><draw:image xlink:href="Pictures/10000201000000C900000050327B7B98D79BE35E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0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P15" text:outline-level="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445f1" style:font-size-asian="10pt" style:font-size-complex="10pt"/>
    </style:style>
    <style:style style:name="MT5" style:family="text">
      <style:text-properties fo:font-size="10pt" officeooo:rsid="03c44944" style:font-size-asian="10pt" style:font-size-complex="10pt"/>
    </style:style>
    <style:style style:name="MT6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7</text:span><text:span text:style-name="MT2"> Editors - Geometry Nodes Editor - Header - Add Menu - </text:span><text:span text:style-name="MT6">Output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8M20S</meta:editing-duration>
    <meta:editing-cycles>847</meta:editing-cycles>
    <meta:generator>LibreOffice/7.0.4.2$Windows_X86_64 LibreOffice_project/dcf040e67528d9187c66b2379df5ea4407429775</meta:generator>
    <dc:date>2021-09-26T18:57:57.265000000</dc:date>
    <meta:document-statistic meta:table-count="3" meta:image-count="3" meta:object-count="0" meta:page-count="1" meta:paragraph-count="21" meta:word-count="108" meta:character-count="565" meta:non-whitespace-character-count="476"/>
    <meta:template xlink:type="simple" xlink:actuate="onRequest" xlink:title="standard1cm" xlink:href="../../../AppData/Roaming/LibreOffice/4/user/template/standard1cm.ott" meta:date="2016-03-29T10:15:31.334000000"/>
  </office:meta>
</office:document-meta>
</file>